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office:value-type="string" table:style-name="ce2">
            <text:p>block_percent_big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water_spell_to_attack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eady_hand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4" table:style-name="ce2"/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hp_hp_regen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reckless_blow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1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3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513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dc:date>2020-10-22T21:21:31Z</dc:date>
    <meta:editing-cycles>30</meta:editing-cycles>
    <meta:editing-duration>PT10832S</meta:editing-duration>
  </office:meta>
</office:document-meta>
</file>